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mry_KacstQurn" svg:font-family="mry_KacstQurn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008991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draw:stroke="none" draw:stroke-dash="Dashed_20__28_var_29__20_3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svg:stroke-color="#000000" dr3d:horizontal-segments="4" dr3d:vertical-segments="14" dr3d:close-front="true" dr3d:close-back="true"/>
    </style:style>
    <style:style style:name="gr4" style:family="graphic" style:parent-style-name="standard">
      <style:graphic-properties draw:stroke="none" svg:stroke-color="#000000" draw:fill="solid" draw:fill-color="#441020" draw:textarea-horizontal-align="center" draw:textarea-vertical-align="middle" draw:auto-grow-height="true" draw:auto-grow-width="true" fo:min-height="0.422cm" fo:min-width="0.775cm" text:animation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468cm"/>
    </style:style>
    <style:style style:name="gr6" style:family="graphic" style:parent-style-name="standard">
      <style:graphic-properties draw:stroke="none" svg:stroke-color="#000000" dr3d:vertical-segments="24" dr3d:close-front="true" dr3d:close-back="true"/>
    </style:style>
    <style:style style:name="gr7" style:family="graphic" style:parent-style-name="standard">
      <style:graphic-properties draw:stroke="none" svg:stroke-color="#000000" dr3d:vertical-segments="16" dr3d:backface-culling="disabled" dr3d:close-front="true" dr3d:close-back="true"/>
    </style:style>
    <style:style style:name="gr8" style:family="graphic" style:parent-style-name="standard">
      <style:graphic-properties draw:stroke="none" svg:stroke-color="#000000"/>
    </style:style>
    <style:style style:name="gr9" style:family="graphic" style:parent-style-name="standard">
      <style:graphic-properties draw:stroke="none" svg:stroke-color="#000000" dr3d:vertical-segments="16" dr3d:close-front="true" dr3d:close-back="tru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5cm"/>
    </style:style>
    <style:style style:name="gr1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svg:stroke-width="0.3cm" svg:stroke-color="#96da19" draw:marker-start-width="1.1cm" draw:marker-end-width="1.1cm" draw:fill="none" draw:fill-color="#96da19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svg:stroke-color="#ffffff" draw:fill="solid" draw:fill-color="#ecf6f7" draw:textarea-horizontal-align="justify" draw:textarea-vertical-align="middle" draw:auto-grow-height="false" fo:min-height="1.55cm" fo:min-width="4.1cm"/>
    </style:style>
    <style:style style:name="gr14" style:family="graphic" style:parent-style-name="objectwithoutfill">
      <style:graphic-properties svg:stroke-width="0.3cm" svg:stroke-color="#008991" draw:marker-start-width="1.1cm" draw:marker-end-width="1.1cm" draw:fill="none" draw:textarea-vertical-align="middle" fo:padding-top="0.275cm" fo:padding-bottom="0.275cm" fo:padding-left="0.4cm" fo:padding-right="0.4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loext:graphic-properties draw:fill="solid" draw:fill-color="#008991"/>
      <style:paragraph-properties fo:text-align="center"/>
    </style:style>
    <style:style style:name="P2" style:family="paragraph">
      <style:paragraph-properties fo:text-align="center"/>
      <style:text-properties style:font-name="mry_KacstQurn" fo:font-size="6pt" fo:font-weight="bold" style:font-size-asian="18pt" style:font-size-complex="18pt"/>
    </style:style>
    <style:style style:name="P3" style:family="paragraph">
      <loext:graphic-properties draw:fill="solid" draw:fill-color="#441020"/>
      <style:paragraph-properties fo:text-align="center"/>
      <style:text-properties style:font-name="mry_KacstQurn" fo:font-size="6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color="#295135" style:font-name="Ubuntu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96da19"/>
      <style:paragraph-properties fo:text-align="center"/>
      <style:text-properties fo:color="#96da19"/>
    </style:style>
    <style:style style:name="P8" style:family="paragraph">
      <loext:graphic-properties draw:fill="solid" draw:fill-color="#ecf6f7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color="#295135" style:text-outline="true" style:font-name="Ubuntu" fo:font-size="14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4.6cm" svg:height="1.8cm" svg:x="2.8cm" svg:y="5.2cm">
          <text:p/>
          <draw:enhanced-geometry svg:viewBox="0 0 21600 21600" draw:type="rectangle" draw:enhanced-path="M 0 0 L 21600 0 21600 21600 0 21600 0 0 Z N"/>
        </draw:custom-shape>
        <dr3d:scene draw:style-name="gr2" svg:width="2.6cm" svg:height="2cm" svg:x="6.2cm" svg:y="10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3" draw:layer="layout" svg:width="1.275cm" svg:height="0.672cm" svg:x="16.825cm" svg:y="5.528cm">
          <draw:text-box>
            <text:p text:style-name="P2">SPL6S</text:p>
          </draw:text-box>
        </draw:frame>
        <draw:frame draw:style-name="gr5" draw:text-style-name="P4" draw:layer="layout" svg:width="4.968cm" svg:height="0.962cm" svg:x="12.2cm" svg:y="0.6cm">
          <draw:text-box>
            <text:p><text:span text:style-name="T1">L</text:span><text:span text:style-name="T1">o</text:span><text:span text:style-name="T1">g</text:span><text:span text:style-name="T1">o</text:span><text:span text:style-name="T1"> 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/text:p>
          </draw:text-box>
        </draw:frame>
        <dr3d:scene draw:style-name="gr2" svg:width="1.76cm" svg:height="1.712cm" svg:x="18.64cm" svg:y="6.2cm" dr3d:transform="matrix (-0.999935650260229 -0.011344396795372 0 -0.010660245955881 0.939632151810522 -0.342020143325049 0.0038800122178897 -0.34199813441783 -0.939692620786134 -0.00318080014983097cm -1.9575320485904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2" svg:width="1.2cm" svg:height="1.2cm" svg:x="16.2cm" svg:y="7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2" svg:width="1.2cm" svg:height="1.2cm" svg:x="20.6cm" svg:y="9.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3d:scene draw:style-name="gr2" svg:width="1cm" svg:height="1cm" svg:x="20.4cm" svg:y="7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3d:scene draw:style-name="gr2" svg:width="1.445cm" svg:height="1.4cm" svg:x="13cm" svg:y="10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 dr3d:transform="matrix (0.547740667976425 0 0 0 1 0 0 0 1 -1.11826689685884cm 0cm 0cm)"/>
        </dr3d:scene>
        <draw:frame draw:style-name="gr10" draw:text-style-name="P5" draw:layer="layout" svg:width="1.865cm" svg:height="0.806cm" svg:x="3.985cm" svg:y="5.6cm">
          <draw:text-box>
            <text:p><text:span text:style-name="T2">SPL6S</text:span></text:p>
          </draw:text-box>
        </draw:frame>
        <draw:connector draw:style-name="gr11" draw:text-style-name="P6" draw:layer="layout" draw:type="curve" svg:x1="3.148cm" svg:y1="5.6cm" svg:x2="4.6cm" svg:y2="6.51cm" svg:d="M3148 5600c1089 0 363 910 1452 910" svg:viewBox="0 0 1453 911">
          <text:p/>
        </draw:connector>
        <draw:connector draw:style-name="gr12" draw:text-style-name="P7" draw:layer="layout" draw:type="curve" svg:x1="5.6cm" svg:y1="5.6cm" svg:x2="7.052cm" svg:y2="6.51cm" svg:d="M5600 5600c1089 0 363 910 1452 910" svg:viewBox="0 0 1453 911">
          <text:p/>
        </draw:connector>
        <draw:custom-shape draw:style-name="gr13" draw:text-style-name="P8" draw:layer="layout" svg:width="4.6cm" svg:height="1.8cm" svg:x="8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865cm" svg:height="0.806cm" svg:x="9.385cm" svg:y="5.6cm">
          <draw:text-box>
            <text:p><text:span text:style-name="T2">SPL6S</text:span></text:p>
          </draw:text-box>
        </draw:frame>
        <draw:connector draw:style-name="gr14" draw:text-style-name="P6" draw:layer="layout" draw:type="curve" svg:x1="8.548cm" svg:y1="5.6cm" svg:x2="10cm" svg:y2="6.51cm" svg:d="M8548 5600c1089 0 363 910 1452 910" svg:viewBox="0 0 1453 911">
          <text:p/>
        </draw:connector>
        <draw:connector draw:style-name="gr12" draw:text-style-name="P7" draw:layer="layout" draw:type="curve" svg:x1="11cm" svg:y1="5.6cm" svg:x2="12.452cm" svg:y2="6.51cm" svg:d="M11000 5600c1089 0 363 910 1452 910" svg:viewBox="0 0 1453 911">
          <text:p/>
        </draw:connector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Normal" style:font-pitch="variable"/>
    <style:font-face style:name="mry_KacstQurn" svg:font-family="mry_KacstQurn" style:font-adornments="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none" draw:fill-color="#729fcf" draw:textarea-horizontal-align="center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96da19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0c030b"/>
      <style:text-properties fo:font-size="10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5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1:52:56.729545852</meta:creation-date>
    <dc:date>2018-10-17T21:56:34.822029255</dc:date>
    <meta:editing-duration>P1DT9H58M52S</meta:editing-duration>
    <meta:editing-cycles>197</meta:editing-cycles>
    <meta:generator>LibreOffice/6.0.6.2$Linux_X86_64 LibreOffice_project/00m0$Build-2</meta:generator>
    <meta:document-statistic meta:object-count="45"/>
  </office:meta>
</office:document-meta>
</file>